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48400" calcext:value-type="float">
            <text:p>148400</text:p>
          </table:table-cell>
          <table:table-cell/>
          <table:table-cell table:formula="of:=[.M5]+60000" office:value-type="float" office:value="225000" calcext:value-type="float">
            <text:p>225000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65000" calcext:value-type="float">
            <text:p>165000</text:p>
          </table:table-cell>
          <table:table-cell/>
          <table:table-cell table:style-name="ce15" table:formula="of:=[.K31]-[.O4]" office:value-type="float" office:value="-13500" calcext:value-type="float">
            <text:p>-13500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16600" calcext:value-type="float">
            <text:p>16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string" calcext:value-type="string">
            <text:p>9400+4100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40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 office:value-type="string" calcext:value-type="string">
            <text:p>(card)</text:p>
          </table:table-cell>
          <table:table-cell table:number-columns-repeated="3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number-columns-repeated="3"/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11500" calcext:value-type="float">
            <text:p>211500</text:p>
          </table:table-cell>
          <table:table-cell table:number-columns-repeated="4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4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4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6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table:number-columns-repeated="4"/>
          <table:table-cell table:style-name="ce15" table:formula="of:=SUM([.B91:.F91])" office:value-type="float" office:value="14500" calcext:value-type="float">
            <text:p>14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8:.F118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D118])" office:value-type="float" office:value="580" calcext:value-type="float">
            <text:p>580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580" calcext:value-type="float">
            <text:p>58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580" calcext:value-type="float">
            <text:p>58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580" calcext:value-type="float">
            <text:p>580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8:.F118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118:.F118])" office:value-type="float" office:value="580" calcext:value-type="float">
            <text:p>58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118:.F118])" office:value-type="float" office:value="580" calcext:value-type="float">
            <text:p>58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3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F118])" office:value-type="float" office:value="580" calcext:value-type="float">
            <text:p>58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580" calcext:value-type="float">
            <text:p>58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580" calcext:value-type="float">
            <text:p>580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580" calcext:value-type="float">
            <text:p>58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580" calcext:value-type="float">
            <text:p>58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580" calcext:value-type="float">
            <text:p>58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580" calcext:value-type="float">
            <text:p>58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580" calcext:value-type="float">
            <text:p>58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580" calcext:value-type="float">
            <text:p>58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580" calcext:value-type="float">
            <text:p>580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580" calcext:value-type="float">
            <text:p>580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580" calcext:value-type="float">
            <text:p>580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C118];[.E118])" office:value-type="float" office:value="580" calcext:value-type="float">
            <text:p>580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580" calcext:value-type="float">
            <text:p>580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580" calcext:value-type="float">
            <text:p>580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580" calcext:value-type="float">
            <text:p>580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8:.F118])" office:value-type="float" office:value="580" calcext:value-type="float">
            <text:p>580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580" calcext:value-type="float">
            <text:p>580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3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0" calcext:value-type="float">
            <text:p>0</text:p>
          </table:table-cell>
          <table:table-cell table:formula="of:=[.D91]/23" office:value-type="float" office:value="0" calcext:value-type="float">
            <text:p>0</text:p>
          </table:table-cell>
          <table:table-cell table:formula="of:=[.E91]/23" office:value-type="float" office:value="0" calcext:value-type="float">
            <text:p>0</text:p>
          </table:table-cell>
          <table:table-cell table:formula="of:=[.F91]/21" office:value-type="float" office:value="0" calcext:value-type="float">
            <text:p>0</text:p>
          </table:table-cell>
          <table:table-cell/>
          <table:table-cell table:formula="of:=SUM([.B118:.F118])" office:value-type="float" office:value="580" calcext:value-type="float">
            <text:p>580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15" table:formula="of:=SUM([.H92:.H118])" office:value-type="float" office:value="14500" calcext:value-type="float">
            <text:p>14500</text:p>
          </table:table-cell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table:number-columns-repeated="5"/>
          <table:table-cell table:style-name="ce15" table:formula="of:=SUM([.B121:.F121])" office:value-type="float" office:value="0" calcext:value-type="float">
            <text:p>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E148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48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148];[.C148];[.F148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];[.C148];[.E148];[.F148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];[.D148];[.F148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48:.F148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12">
          <table:table-cell/>
          <table:table-cell table:formula="of:=[.B121]/20" office:value-type="float" office:value="0" calcext:value-type="float">
            <text:p>0</text:p>
          </table:table-cell>
          <table:table-cell table:formula="of:=[.C121]/19" office:value-type="float" office:value="0" calcext:value-type="float">
            <text:p>0</text:p>
          </table:table-cell>
          <table:table-cell table:formula="of:=[.D121]/19" office:value-type="float" office:value="0" calcext:value-type="float">
            <text:p>0</text:p>
          </table:table-cell>
          <table:table-cell table:formula="of:=[.E121]/18" office:value-type="float" office:value="0" calcext:value-type="float">
            <text:p>0</text:p>
          </table:table-cell>
          <table:table-cell table:formula="of:=[.F121]/19" office:value-type="float" office:value="0" calcext:value-type="float">
            <text:p>0</text:p>
          </table:table-cell>
          <table:table-cell/>
          <table:table-cell table:style-name="ce15" table:formula="of:=SUM([.H122:.H147])"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9">00/00/0000</text:date>, <text:time style:data-style-name="N2" text:time-value="13:57:35.0583221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8-29T14:00:59.949998453</dc:date>
    <meta:editing-duration>P9DT13H3M43S</meta:editing-duration>
    <meta:editing-cycles>2987</meta:editing-cycles>
    <meta:generator>LibreOffice/4.2.8.2$Linux_X86_64 LibreOffice_project/420m0$Build-2</meta:generator>
    <meta:document-statistic meta:table-count="17" meta:cell-count="7963" meta:object-count="0"/>
  </office:meta>
</office:document-meta>
</file>